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variant="normal" fo:text-transform="none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text-transform="lowercase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 fo:padding="0.074cm" fo:border-left="none" fo:border-right="none" fo:border-top="none" fo:border-bottom="0.035cm solid #000000" style:join-border="false"/>
      <style:text-properties fo:font-variant="normal" fo:text-transform="none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variant="normal" fo:text-transform="none" style:font-name="Times New Roman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" style:family="text">
      <style:text-properties style:font-name="Times New Roman" fo:font-size="16pt" fo:language="en" fo:country="US" fo:font-style="italic" style:font-size-asian="16pt" style:font-style-asian="italic" style:font-size-complex="16pt" style:font-style-complex="italic"/>
    </style:style>
    <style:style style:name="T5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ФЕДЕРАЛЬНОЕ АГЕНТСТВО ПО ОБРАЗОВАНИЮ</text:p>
      <text:p text:style-name="P4">Государственное учреждение высшего профессионального образования</text:p>
      <text:p text:style-name="P5"><text:span text:style-name="T1">«С</text:span>АНКТ-ПЕТЕРБУРГСКИЙ ГОСУДАРСТВЕННЫЙ ЭЛЕКТРОТЕХНИЧЕСКИЙ УНИВЕРСИТЕТ <text:span text:style-name="T1">«ЛЭТИ» им. В. И. Ульянова (Ленина)»</text:span></text:p>
      <text:p text:style-name="P8">(СпбГЭТУ)</text:p>
      <text:p text:style-name="P1"/>
      <text:p text:style-name="P2">Факультет<text:tab/><text:tab/>КТИ<text:tab/><text:tab/><text:tab/><text:tab/><text:tab/><text:tab/>УТВЕРЖДАЮ</text:p>
      <text:p text:style-name="P2">Кафедра<text:tab/><text:tab/>МО ЭВМ<text:tab/><text:tab/><text:tab/>Зав. кафедрой<text:tab/><text:tab/>Лисс А.Р.</text:p>
      <text:p text:style-name="P2">Специальность<text:tab/>230105<text:tab/><text:tab/><text:tab/>«....»................................................</text:p>
      <text:p text:style-name="P2"/>
      <text:p text:style-name="P1">ЗАДАНИЕ</text:p>
      <text:p text:style-name="P1">на дипломное проектирование</text:p>
      <text:p text:style-name="P2"/>
      <text:p text:style-name="P2">Студенту<text:tab/>Еременку Андрею Вячеславовичу</text:p>
      <text:p text:style-name="P2">Место дипломного проектирования:<text:tab/>ОАО «НИЦ СПб ЭТУ»</text:p>
      <text:p text:style-name="P2"/>
      <text:list xml:id="list1529140050" text:style-name="L1">
        <text:list-item>
          <text:p text:style-name="P3">Тема дипломного проекта</text:p>
          <text:p text:style-name="P6"><text:span text:style-name="T2">«</text:span><text:span text:style-name="T5">Разработка веб-редактора формализованных электронных документов на основе технологии GWT</text:span><text:span text:style-name="T2">»</text:span></text:p>
        </text:list-item>
        <text:list-item>
          <text:p text:style-name="P3">Назначение разработки</text:p>
          <text:p text:style-name="P3"/>
        </text:list-item>
        <text:list-item>
          <text:p text:style-name="P3">Перечень подлежащих разработке разделов по теме</text:p>
          <text:p text:style-name="P3"/>
        </text:list-item>
        <text:list-item>
          <text:p text:style-name="P3">Состав технической документации проекта</text:p>
          <text:p text:style-name="P3"/>
        </text:list-item>
        <text:list-item>
          <text:p text:style-name="P3">Консультанты ( с указанимем относящихся к ним разделов )</text:p>
          <text:p text:style-name="P3"/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Дата выдачи задания<text:tab/><text:tab/><text:tab/><text:tab/><text:tab/>Дата сдачи проекта (работы)</text:p>
      <text:p text:style-name="P2">«...»............................<text:tab/><text:tab/><text:tab/><text:tab/><text:tab/>«...»..........................................</text:p>
      <text:p text:style-name="P2"/>
      <text:p text:style-name="P2">Руководитель<text:tab/><text:tab/><text:tab/>Опалева Э.А.</text:p>
      <text:p text:style-name="P2">Консультант от кафедры<text:tab/></text:p>
      <text:p text:style-name="P2">Студент<text:tab/><text:tab/><text:tab/><text:tab/>Еременок А.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8-12-30T16:38:38</meta:creation-date>
    <meta:generator>OpenOffice.org/3.0$Linux OpenOffice.org_project/300m9$Build-9358</meta:generator>
    <dc:date>2008-12-30T16:47:21</dc:date>
    <dc:creator>Андрей Ерёменок</dc:creator>
    <meta:editing-duration>PT00H08M44S</meta:editing-duration>
    <meta:editing-cycles>14</meta:editing-cycles>
    <meta:document-statistic meta:table-count="0" meta:image-count="0" meta:object-count="0" meta:page-count="1" meta:paragraph-count="22" meta:word-count="104" meta:character-count="978"/>
  </office:meta>
</office:document-meta>
</file>